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Matrix size: 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Average run time: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0.000443999" calcext:value-type="float">
            <text:p>0,000443999</text:p>
          </table:table-cell>
          <table:table-cell office:value-type="float" office:value="0.000468001" calcext:value-type="float">
            <text:p>0,000468001</text:p>
          </table:table-cell>
          <table:table-cell office:value-type="float" office:value="0.000460001" calcext:value-type="float">
            <text:p>0,000460001</text:p>
          </table:table-cell>
          <table:table-cell table:formula="of:=AVERAGE([.B2:.F2])" office:value-type="float" office:value="0.0004802002" calcext:value-type="float">
            <text:p>0,0004802002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611" calcext:value-type="float">
            <text:p>2,04611</text:p>
          </table:table-cell>
          <table:table-cell office:value-type="float" office:value="2.0255" calcext:value-type="float">
            <text:p>2,0255</text:p>
          </table:table-cell>
          <table:table-cell office:value-type="float" office:value="2.04833" calcext:value-type="float">
            <text:p>2,04833</text:p>
          </table:table-cell>
          <table:table-cell office:value-type="float" office:value="2.05394" calcext:value-type="float">
            <text:p>2,05394</text:p>
          </table:table-cell>
          <table:table-cell office:value-type="float" office:value="1.92888" calcext:value-type="float">
            <text:p>1,92888</text:p>
          </table:table-cell>
          <table:table-cell table:formula="of:=AVERAGE([.B3:.F3])" office:value-type="float" office:value="2.020552" calcext:value-type="float">
            <text:p>2,02055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AVERAGE([.B6: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129" calcext:value-type="float">
            <text:p>0,001129</text:p>
          </table:table-cell>
          <table:table-cell table:formula="of:=AVERAGE([.B7:.F7])" office:value-type="float" office:value="0.0016904" calcext:value-type="float">
            <text:p>0,0016904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85" calcext:value-type="float">
            <text:p>1,885</text:p>
          </table:table-cell>
          <table:table-cell office:value-type="float" office:value="1.96723" calcext:value-type="float">
            <text:p>1,96723</text:p>
          </table:table-cell>
          <table:table-cell office:value-type="float" office:value="2.17792" calcext:value-type="float">
            <text:p>2,17792</text:p>
          </table:table-cell>
          <table:table-cell office:value-type="float" office:value="1.8965" calcext:value-type="float">
            <text:p>1,8965</text:p>
          </table:table-cell>
          <table:table-cell office:value-type="float" office:value="2.03097" calcext:value-type="float">
            <text:p>2,03097</text:p>
          </table:table-cell>
          <table:table-cell table:formula="of:=AVERAGE([.B8:.F8])" office:value-type="float" office:value="1.991524" calcext:value-type="float">
            <text:p>1,991524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AVERAGE([.B11:.F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6798" calcext:value-type="float">
            <text:p>0,006798</text:p>
          </table:table-cell>
          <table:table-cell office:value-type="float" office:value="0.022303" calcext:value-type="float">
            <text:p>0,022303</text:p>
          </table:table-cell>
          <table:table-cell office:value-type="float" office:value="0.009303" calcext:value-type="float">
            <text:p>0,009303</text:p>
          </table:table-cell>
          <table:table-cell office:value-type="float" office:value="0.009511" calcext:value-type="float">
            <text:p>0,009511</text:p>
          </table:table-cell>
          <table:table-cell office:value-type="float" office:value="0.008836" calcext:value-type="float">
            <text:p>0,008836</text:p>
          </table:table-cell>
          <table:table-cell table:formula="of:=AVERAGE([.B12:.F12])" office:value-type="float" office:value="0.0113502" calcext:value-type="float">
            <text:p>0,0113502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3973" calcext:value-type="float">
            <text:p>2,13973</text:p>
          </table:table-cell>
          <table:table-cell office:value-type="float" office:value="2.01235" calcext:value-type="float">
            <text:p>2,01235</text:p>
          </table:table-cell>
          <table:table-cell office:value-type="float" office:value="2.25062" calcext:value-type="float">
            <text:p>2,25062</text:p>
          </table:table-cell>
          <table:table-cell office:value-type="float" office:value="2.03685" calcext:value-type="float">
            <text:p>2,03685</text:p>
          </table:table-cell>
          <table:table-cell office:value-type="float" office:value="2.0473" calcext:value-type="float">
            <text:p>2,0473</text:p>
          </table:table-cell>
          <table:table-cell table:formula="of:=AVERAGE([.B13:.F13])" office:value-type="float" office:value="2.09737" calcext:value-type="float">
            <text:p>2,09737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formula="of:=AVERAGE([.B16:.F1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34531" calcext:value-type="float">
            <text:p>0,034531</text:p>
          </table:table-cell>
          <table:table-cell office:value-type="float" office:value="0.051061" calcext:value-type="float">
            <text:p>0,051061</text:p>
          </table:table-cell>
          <table:table-cell office:value-type="float" office:value="0.051157" calcext:value-type="float">
            <text:p>0,051157</text:p>
          </table:table-cell>
          <table:table-cell office:value-type="float" office:value="0.039707" calcext:value-type="float">
            <text:p>0,039707</text:p>
          </table:table-cell>
          <table:table-cell office:value-type="float" office:value="0.023281" calcext:value-type="float">
            <text:p>0,023281</text:p>
          </table:table-cell>
          <table:table-cell table:formula="of:=AVERAGE([.B17:.F17])" office:value-type="float" office:value="0.0399474" calcext:value-type="float">
            <text:p>0,0399474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9684" calcext:value-type="float">
            <text:p>1,89684</text:p>
          </table:table-cell>
          <table:table-cell office:value-type="float" office:value="2.19321" calcext:value-type="float">
            <text:p>2,19321</text:p>
          </table:table-cell>
          <table:table-cell office:value-type="float" office:value="1.97443" calcext:value-type="float">
            <text:p>1,97443</text:p>
          </table:table-cell>
          <table:table-cell office:value-type="float" office:value="2.12413" calcext:value-type="float">
            <text:p>2,12413</text:p>
          </table:table-cell>
          <table:table-cell office:value-type="float" office:value="2.17125" calcext:value-type="float">
            <text:p>2,17125</text:p>
          </table:table-cell>
          <table:table-cell table:formula="of:=AVERAGE([.B18:.F18])" office:value-type="float" office:value="2.071972" calcext:value-type="float">
            <text:p>2,07197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formula="of:=AVERAGE([.B21:.F2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68762" calcext:value-type="float">
            <text:p>0,068762</text:p>
          </table:table-cell>
          <table:table-cell office:value-type="float" office:value="0.065557" calcext:value-type="float">
            <text:p>0,065557</text:p>
          </table:table-cell>
          <table:table-cell office:value-type="float" office:value="0.067913" calcext:value-type="float">
            <text:p>0,067913</text:p>
          </table:table-cell>
          <table:table-cell office:value-type="float" office:value="0.067651" calcext:value-type="float">
            <text:p>0,067651</text:p>
          </table:table-cell>
          <table:table-cell office:value-type="float" office:value="0.092199" calcext:value-type="float">
            <text:p>0,092199</text:p>
          </table:table-cell>
          <table:table-cell table:formula="of:=AVERAGE([.B22:.F22])" office:value-type="float" office:value="0.0724164" calcext:value-type="float">
            <text:p>0,0724164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0975" calcext:value-type="float">
            <text:p>2,00975</text:p>
          </table:table-cell>
          <table:table-cell office:value-type="float" office:value="1.89606" calcext:value-type="float">
            <text:p>1,89606</text:p>
          </table:table-cell>
          <table:table-cell office:value-type="float" office:value="2.18227" calcext:value-type="float">
            <text:p>2,18227</text:p>
          </table:table-cell>
          <table:table-cell office:value-type="float" office:value="2.02177" calcext:value-type="float">
            <text:p>2,02177</text:p>
          </table:table-cell>
          <table:table-cell office:value-type="float" office:value="1.99962" calcext:value-type="float">
            <text:p>1,99962</text:p>
          </table:table-cell>
          <table:table-cell table:formula="of:=AVERAGE([.B23:.F23])" office:value-type="float" office:value="2.021894" calcext:value-type="float">
            <text:p>2,021894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formula="of:=AVERAGE([.B26:.F2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35892" calcext:value-type="float">
            <text:p>0,135892</text:p>
          </table:table-cell>
          <table:table-cell office:value-type="float" office:value="0.11366" calcext:value-type="float">
            <text:p>0,11366</text:p>
          </table:table-cell>
          <table:table-cell office:value-type="float" office:value="0.138911" calcext:value-type="float">
            <text:p>0,138911</text:p>
          </table:table-cell>
          <table:table-cell office:value-type="float" office:value="0.114317" calcext:value-type="float">
            <text:p>0,114317</text:p>
          </table:table-cell>
          <table:table-cell office:value-type="float" office:value="0.131954" calcext:value-type="float">
            <text:p>0,131954</text:p>
          </table:table-cell>
          <table:table-cell table:formula="of:=AVERAGE([.B27:.F27])" office:value-type="float" office:value="0.1269468" calcext:value-type="float">
            <text:p>0,126946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223" calcext:value-type="float">
            <text:p>2,04223</text:p>
          </table:table-cell>
          <table:table-cell office:value-type="float" office:value="2.15236" calcext:value-type="float">
            <text:p>2,15236</text:p>
          </table:table-cell>
          <table:table-cell office:value-type="float" office:value="2.11877" calcext:value-type="float">
            <text:p>2,11877</text:p>
          </table:table-cell>
          <table:table-cell office:value-type="float" office:value="2.01748" calcext:value-type="float">
            <text:p>2,01748</text:p>
          </table:table-cell>
          <table:table-cell office:value-type="float" office:value="2.06009" calcext:value-type="float">
            <text:p>2,06009</text:p>
          </table:table-cell>
          <table:table-cell table:formula="of:=AVERAGE([.B28:.F28])" office:value-type="float" office:value="2.078186" calcext:value-type="float">
            <text:p>2,078186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formula="of:=AVERAGE([.B31:.F31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94437" calcext:value-type="float">
            <text:p>0,194437</text:p>
          </table:table-cell>
          <table:table-cell office:value-type="float" office:value="0.215276" calcext:value-type="float">
            <text:p>0,215276</text:p>
          </table:table-cell>
          <table:table-cell office:value-type="float" office:value="0.193773" calcext:value-type="float">
            <text:p>0,193773</text:p>
          </table:table-cell>
          <table:table-cell office:value-type="float" office:value="0.194536" calcext:value-type="float">
            <text:p>0,194536</text:p>
          </table:table-cell>
          <table:table-cell office:value-type="float" office:value="0.212508" calcext:value-type="float">
            <text:p>0,212508</text:p>
          </table:table-cell>
          <table:table-cell table:formula="of:=AVERAGE([.B32:.F32])" office:value-type="float" office:value="0.202106" calcext:value-type="float">
            <text:p>0,202106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4156" calcext:value-type="float">
            <text:p>1,94156</text:p>
          </table:table-cell>
          <table:table-cell office:value-type="float" office:value="2.00067" calcext:value-type="float">
            <text:p>2,00067</text:p>
          </table:table-cell>
          <table:table-cell office:value-type="float" office:value="2.14001" calcext:value-type="float">
            <text:p>2,14001</text:p>
          </table:table-cell>
          <table:table-cell office:value-type="float" office:value="1.97156" calcext:value-type="float">
            <text:p>1,97156</text:p>
          </table:table-cell>
          <table:table-cell office:value-type="float" office:value="2.20281" calcext:value-type="float">
            <text:p>2,20281</text:p>
          </table:table-cell>
          <table:table-cell table:formula="of:=AVERAGE([.B33:.F33])" office:value-type="float" office:value="2.051322" calcext:value-type="float">
            <text:p>2,05132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formula="of:=AVERAGE([.B36:.F36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308492" calcext:value-type="float">
            <text:p>0,308492</text:p>
          </table:table-cell>
          <table:table-cell office:value-type="float" office:value="0.305178" calcext:value-type="float">
            <text:p>0,305178</text:p>
          </table:table-cell>
          <table:table-cell office:value-type="float" office:value="0.287737" calcext:value-type="float">
            <text:p>0,287737</text:p>
          </table:table-cell>
          <table:table-cell office:value-type="float" office:value="0.306051" calcext:value-type="float">
            <text:p>0,306051</text:p>
          </table:table-cell>
          <table:table-cell office:value-type="float" office:value="0.303253" calcext:value-type="float">
            <text:p>0,303253</text:p>
          </table:table-cell>
          <table:table-cell table:formula="of:=AVERAGE([.B37:.F37])" office:value-type="float" office:value="0.3021422" calcext:value-type="float">
            <text:p>0,3021422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3346" calcext:value-type="float">
            <text:p>2,03346</text:p>
          </table:table-cell>
          <table:table-cell office:value-type="float" office:value="2.16082" calcext:value-type="float">
            <text:p>2,16082</text:p>
          </table:table-cell>
          <table:table-cell office:value-type="float" office:value="2.05986" calcext:value-type="float">
            <text:p>2,05986</text:p>
          </table:table-cell>
          <table:table-cell office:value-type="float" office:value="2.0582" calcext:value-type="float">
            <text:p>2,0582</text:p>
          </table:table-cell>
          <table:table-cell office:value-type="float" office:value="1.94922" calcext:value-type="float">
            <text:p>1,94922</text:p>
          </table:table-cell>
          <table:table-cell table:formula="of:=AVERAGE([.B38:.F38])" office:value-type="float" office:value="2.052312" calcext:value-type="float">
            <text:p>2,05231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table:formula="of:=AVERAGE([.B41:.F41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459044" calcext:value-type="float">
            <text:p>0,459044</text:p>
          </table:table-cell>
          <table:table-cell office:value-type="float" office:value="0.413065" calcext:value-type="float">
            <text:p>0,413065</text:p>
          </table:table-cell>
          <table:table-cell office:value-type="float" office:value="0.487023" calcext:value-type="float">
            <text:p>0,487023</text:p>
          </table:table-cell>
          <table:table-cell office:value-type="float" office:value="0.415673" calcext:value-type="float">
            <text:p>0,415673</text:p>
          </table:table-cell>
          <table:table-cell office:value-type="float" office:value="0.409005" calcext:value-type="float">
            <text:p>0,409005</text:p>
          </table:table-cell>
          <table:table-cell table:formula="of:=AVERAGE([.B42:.F42])" office:value-type="float" office:value="0.436762" calcext:value-type="float">
            <text:p>0,436762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5855" calcext:value-type="float">
            <text:p>2,05855</text:p>
          </table:table-cell>
          <table:table-cell office:value-type="float" office:value="2.03633" calcext:value-type="float">
            <text:p>2,03633</text:p>
          </table:table-cell>
          <table:table-cell office:value-type="float" office:value="1.89216" calcext:value-type="float">
            <text:p>1,89216</text:p>
          </table:table-cell>
          <table:table-cell office:value-type="float" office:value="1.92233" calcext:value-type="float">
            <text:p>1,92233</text:p>
          </table:table-cell>
          <table:table-cell office:value-type="float" office:value="2.04119" calcext:value-type="float">
            <text:p>2,04119</text:p>
          </table:table-cell>
          <table:table-cell table:formula="of:=AVERAGE([.B43:.F43])" office:value-type="float" office:value="1.990112" calcext:value-type="float">
            <text:p>1,99011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AVERAGE([.B46:.F46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616092" calcext:value-type="float">
            <text:p>0,616092</text:p>
          </table:table-cell>
          <table:table-cell office:value-type="float" office:value="0.565077" calcext:value-type="float">
            <text:p>0,565077</text:p>
          </table:table-cell>
          <table:table-cell office:value-type="float" office:value="0.559079" calcext:value-type="float">
            <text:p>0,559079</text:p>
          </table:table-cell>
          <table:table-cell office:value-type="float" office:value="0.540811" calcext:value-type="float">
            <text:p>0,540811</text:p>
          </table:table-cell>
          <table:table-cell office:value-type="float" office:value="0.576695" calcext:value-type="float">
            <text:p>0,576695</text:p>
          </table:table-cell>
          <table:table-cell table:formula="of:=AVERAGE([.B47:.F47])" office:value-type="float" office:value="0.5715508" calcext:value-type="float">
            <text:p>0,571550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7099" calcext:value-type="float">
            <text:p>2,07099</text:p>
          </table:table-cell>
          <table:table-cell office:value-type="float" office:value="2.00581" calcext:value-type="float">
            <text:p>2,00581</text:p>
          </table:table-cell>
          <table:table-cell office:value-type="float" office:value="2.23516" calcext:value-type="float">
            <text:p>2,23516</text:p>
          </table:table-cell>
          <table:table-cell office:value-type="float" office:value="2.03206" calcext:value-type="float">
            <text:p>2,03206</text:p>
          </table:table-cell>
          <table:table-cell office:value-type="float" office:value="1.94112" calcext:value-type="float">
            <text:p>1,94112</text:p>
          </table:table-cell>
          <table:table-cell table:formula="of:=AVERAGE([.B48:.F48])" office:value-type="float" office:value="2.057028" calcext:value-type="float">
            <text:p>2,057028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formula="of:=AVERAGE([.B51:.F51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790358" calcext:value-type="float">
            <text:p>0,790358</text:p>
          </table:table-cell>
          <table:table-cell office:value-type="float" office:value="0.887097" calcext:value-type="float">
            <text:p>0,887097</text:p>
          </table:table-cell>
          <table:table-cell office:value-type="float" office:value="0.792953" calcext:value-type="float">
            <text:p>0,792953</text:p>
          </table:table-cell>
          <table:table-cell office:value-type="float" office:value="0.753818" calcext:value-type="float">
            <text:p>0,753818</text:p>
          </table:table-cell>
          <table:table-cell office:value-type="float" office:value="0.814086" calcext:value-type="float">
            <text:p>0,814086</text:p>
          </table:table-cell>
          <table:table-cell table:formula="of:=AVERAGE([.B52:.F52])" office:value-type="float" office:value="0.8076624" calcext:value-type="float">
            <text:p>0,8076624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1325" calcext:value-type="float">
            <text:p>1,91325</text:p>
          </table:table-cell>
          <table:table-cell office:value-type="float" office:value="2.08562" calcext:value-type="float">
            <text:p>2,08562</text:p>
          </table:table-cell>
          <table:table-cell office:value-type="float" office:value="2.0376" calcext:value-type="float">
            <text:p>2,0376</text:p>
          </table:table-cell>
          <table:table-cell office:value-type="float" office:value="2.14253" calcext:value-type="float">
            <text:p>2,14253</text:p>
          </table:table-cell>
          <table:table-cell office:value-type="float" office:value="2.17046" calcext:value-type="float">
            <text:p>2,17046</text:p>
          </table:table-cell>
          <table:table-cell table:formula="of:=AVERAGE([.B53:.F53])" office:value-type="float" office:value="2.069892" calcext:value-type="float">
            <text:p>2,06989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table:formula="of:=AVERAGE([.B56:.F56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03558" calcext:value-type="float">
            <text:p>1,03558</text:p>
          </table:table-cell>
          <table:table-cell office:value-type="float" office:value="1.05337" calcext:value-type="float">
            <text:p>1,05337</text:p>
          </table:table-cell>
          <table:table-cell office:value-type="float" office:value="0.991544" calcext:value-type="float">
            <text:p>0,991544</text:p>
          </table:table-cell>
          <table:table-cell office:value-type="float" office:value="1.04606" calcext:value-type="float">
            <text:p>1,04606</text:p>
          </table:table-cell>
          <table:table-cell office:value-type="float" office:value="1.008" calcext:value-type="float">
            <text:p>1,008</text:p>
          </table:table-cell>
          <table:table-cell table:formula="of:=AVERAGE([.B57:.F57])" office:value-type="float" office:value="1.0269108" calcext:value-type="float">
            <text:p>1,026910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94" calcext:value-type="float">
            <text:p>1,994</text:p>
          </table:table-cell>
          <table:table-cell office:value-type="float" office:value="2.29657" calcext:value-type="float">
            <text:p>2,29657</text:p>
          </table:table-cell>
          <table:table-cell office:value-type="float" office:value="2.00739" calcext:value-type="float">
            <text:p>2,00739</text:p>
          </table:table-cell>
          <table:table-cell office:value-type="float" office:value="2.24861" calcext:value-type="float">
            <text:p>2,24861</text:p>
          </table:table-cell>
          <table:table-cell office:value-type="float" office:value="2.1131" calcext:value-type="float">
            <text:p>2,1131</text:p>
          </table:table-cell>
          <table:table-cell table:formula="of:=AVERAGE([.B58:.F58])" office:value-type="float" office:value="2.131934" calcext:value-type="float">
            <text:p>2,131934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formula="of:=AVERAGE([.B61:.F61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26855" calcext:value-type="float">
            <text:p>1,26855</text:p>
          </table:table-cell>
          <table:table-cell office:value-type="float" office:value="1.24836" calcext:value-type="float">
            <text:p>1,24836</text:p>
          </table:table-cell>
          <table:table-cell office:value-type="float" office:value="1.28529" calcext:value-type="float">
            <text:p>1,28529</text:p>
          </table:table-cell>
          <table:table-cell office:value-type="float" office:value="1.2642" calcext:value-type="float">
            <text:p>1,2642</text:p>
          </table:table-cell>
          <table:table-cell office:value-type="float" office:value="1.3231" calcext:value-type="float">
            <text:p>1,3231</text:p>
          </table:table-cell>
          <table:table-cell table:formula="of:=AVERAGE([.B62:.F62])" office:value-type="float" office:value="1.2779" calcext:value-type="float">
            <text:p>1,277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4899" calcext:value-type="float">
            <text:p>2,14899</text:p>
          </table:table-cell>
          <table:table-cell office:value-type="float" office:value="2.20215" calcext:value-type="float">
            <text:p>2,20215</text:p>
          </table:table-cell>
          <table:table-cell office:value-type="float" office:value="2.0599" calcext:value-type="float">
            <text:p>2,0599</text:p>
          </table:table-cell>
          <table:table-cell office:value-type="float" office:value="1.98646" calcext:value-type="float">
            <text:p>1,98646</text:p>
          </table:table-cell>
          <table:table-cell office:value-type="float" office:value="2.12281" calcext:value-type="float">
            <text:p>2,12281</text:p>
          </table:table-cell>
          <table:table-cell table:formula="of:=AVERAGE([.B63:.F63])" office:value-type="float" office:value="2.104062" calcext:value-type="float">
            <text:p>2,10406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78" calcext:value-type="float">
            <text:p>78</text:p>
          </table:table-cell>
          <table:table-cell table:number-columns-repeated="4"/>
          <table:table-cell table:formula="of:=AVERAGE([.B66:.F66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66546" calcext:value-type="float">
            <text:p>1,66546</text:p>
          </table:table-cell>
          <table:table-cell office:value-type="float" office:value="1.71772" calcext:value-type="float">
            <text:p>1,71772</text:p>
          </table:table-cell>
          <table:table-cell office:value-type="float" office:value="1.78144" calcext:value-type="float">
            <text:p>1,78144</text:p>
          </table:table-cell>
          <table:table-cell office:value-type="float" office:value="1.73563" calcext:value-type="float">
            <text:p>1,73563</text:p>
          </table:table-cell>
          <table:table-cell office:value-type="float" office:value="1.64639" calcext:value-type="float">
            <text:p>1,64639</text:p>
          </table:table-cell>
          <table:table-cell table:formula="of:=AVERAGE([.B67:.F67])" office:value-type="float" office:value="1.709328" calcext:value-type="float">
            <text:p>1,70932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8409" calcext:value-type="float">
            <text:p>2,18409</text:p>
          </table:table-cell>
          <table:table-cell office:value-type="float" office:value="2.21097" calcext:value-type="float">
            <text:p>2,21097</text:p>
          </table:table-cell>
          <table:table-cell office:value-type="float" office:value="2.22666" calcext:value-type="float">
            <text:p>2,22666</text:p>
          </table:table-cell>
          <table:table-cell office:value-type="float" office:value="2.27333" calcext:value-type="float">
            <text:p>2,27333</text:p>
          </table:table-cell>
          <table:table-cell office:value-type="float" office:value="2.28146" calcext:value-type="float">
            <text:p>2,28146</text:p>
          </table:table-cell>
          <table:table-cell table:formula="of:=AVERAGE([.B68:.F68])" office:value-type="float" office:value="2.235302" calcext:value-type="float">
            <text:p>2,23530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82" calcext:value-type="float">
            <text:p>82</text:p>
          </table:table-cell>
          <table:table-cell table:number-columns-repeated="4"/>
          <table:table-cell table:formula="of:=AVERAGE([.B71:.F71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90404" calcext:value-type="float">
            <text:p>1,90404</text:p>
          </table:table-cell>
          <table:table-cell office:value-type="float" office:value="1.93367" calcext:value-type="float">
            <text:p>1,93367</text:p>
          </table:table-cell>
          <table:table-cell office:value-type="float" office:value="1.99781" calcext:value-type="float">
            <text:p>1,99781</text:p>
          </table:table-cell>
          <table:table-cell office:value-type="float" office:value="1.95242" calcext:value-type="float">
            <text:p>1,95242</text:p>
          </table:table-cell>
          <table:table-cell office:value-type="float" office:value="1.92531" calcext:value-type="float">
            <text:p>1,92531</text:p>
          </table:table-cell>
          <table:table-cell table:formula="of:=AVERAGE([.B72:.F72])" office:value-type="float" office:value="1.94265" calcext:value-type="float">
            <text:p>1,94265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22155" calcext:value-type="float">
            <text:p>2,22155</text:p>
          </table:table-cell>
          <table:table-cell office:value-type="float" office:value="2.28245" calcext:value-type="float">
            <text:p>2,28245</text:p>
          </table:table-cell>
          <table:table-cell office:value-type="float" office:value="2.18679" calcext:value-type="float">
            <text:p>2,18679</text:p>
          </table:table-cell>
          <table:table-cell office:value-type="float" office:value="2.322" calcext:value-type="float">
            <text:p>2,322</text:p>
          </table:table-cell>
          <table:table-cell office:value-type="float" office:value="2.33272" calcext:value-type="float">
            <text:p>2,33272</text:p>
          </table:table-cell>
          <table:table-cell table:formula="of:=AVERAGE([.B73:.F73])" office:value-type="float" office:value="2.269102" calcext:value-type="float">
            <text:p>2,26910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table:formula="of:=AVERAGE([.B76:.F76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2.49936" calcext:value-type="float">
            <text:p>2,49936</text:p>
          </table:table-cell>
          <table:table-cell office:value-type="float" office:value="2.5456" calcext:value-type="float">
            <text:p>2,5456</text:p>
          </table:table-cell>
          <table:table-cell office:value-type="float" office:value="2.47936" calcext:value-type="float">
            <text:p>2,47936</text:p>
          </table:table-cell>
          <table:table-cell office:value-type="float" office:value="2.51678" calcext:value-type="float">
            <text:p>2,51678</text:p>
          </table:table-cell>
          <table:table-cell office:value-type="float" office:value="2.51719" calcext:value-type="float">
            <text:p>2,51719</text:p>
          </table:table-cell>
          <table:table-cell table:formula="of:=AVERAGE([.B77:.F77])" office:value-type="float" office:value="2.511658" calcext:value-type="float">
            <text:p>2,51165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9587" calcext:value-type="float">
            <text:p>2,09587</text:p>
          </table:table-cell>
          <table:table-cell office:value-type="float" office:value="2.30128" calcext:value-type="float">
            <text:p>2,30128</text:p>
          </table:table-cell>
          <table:table-cell office:value-type="float" office:value="2.3071" calcext:value-type="float">
            <text:p>2,3071</text:p>
          </table:table-cell>
          <table:table-cell office:value-type="float" office:value="2.21923" calcext:value-type="float">
            <text:p>2,21923</text:p>
          </table:table-cell>
          <table:table-cell office:value-type="float" office:value="2.31247" calcext:value-type="float">
            <text:p>2,31247</text:p>
          </table:table-cell>
          <table:table-cell table:formula="of:=AVERAGE([.B78:.F78])" office:value-type="float" office:value="2.24719" calcext:value-type="float">
            <text:p>2,24719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table:formula="of:=AVERAGE([.B81:.F81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3.09977" calcext:value-type="float">
            <text:p>3,09977</text:p>
          </table:table-cell>
          <table:table-cell office:value-type="float" office:value="3.19179" calcext:value-type="float">
            <text:p>3,19179</text:p>
          </table:table-cell>
          <table:table-cell office:value-type="float" office:value="3.11315" calcext:value-type="float">
            <text:p>3,11315</text:p>
          </table:table-cell>
          <table:table-cell office:value-type="float" office:value="3.2406" calcext:value-type="float">
            <text:p>3,2406</text:p>
          </table:table-cell>
          <table:table-cell office:value-type="float" office:value="3.04532" calcext:value-type="float">
            <text:p>3,04532</text:p>
          </table:table-cell>
          <table:table-cell table:formula="of:=AVERAGE([.B82:.F82])" office:value-type="float" office:value="3.138126" calcext:value-type="float">
            <text:p>3,138126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26417" calcext:value-type="float">
            <text:p>2,26417</text:p>
          </table:table-cell>
          <table:table-cell office:value-type="float" office:value="2.32488" calcext:value-type="float">
            <text:p>2,32488</text:p>
          </table:table-cell>
          <table:table-cell office:value-type="float" office:value="2.23244" calcext:value-type="float">
            <text:p>2,23244</text:p>
          </table:table-cell>
          <table:table-cell office:value-type="float" office:value="2.27591" calcext:value-type="float">
            <text:p>2,27591</text:p>
          </table:table-cell>
          <table:table-cell office:value-type="float" office:value="2.18893" calcext:value-type="float">
            <text:p>2,18893</text:p>
          </table:table-cell>
          <table:table-cell table:formula="of:=AVERAGE([.B83:.F83])" office:value-type="float" office:value="2.257266" calcext:value-type="float">
            <text:p>2,257266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1.8937" calcext:value-type="float">
            <text:p>11,8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37785" calcext:value-type="float">
            <text:p>2,37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28.4944" calcext:value-type="float">
            <text:p>28,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3.90412" calcext:value-type="float">
            <text:p>3,90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ART 2: Data transfer overheads</text:p>
          </table:table-cell>
          <table:table-cell table:number-columns-repeated="4"/>
          <table:table-cell table:style-name="ce1" office:value-type="string" calcext:value-type="string">
            <text:p>Average:</text:p>
          </table:table-cell>
          <table:table-cell/>
        </table:table-row>
        <table:table-row table:style-name="ro1">
          <table:table-cell office:value-type="string" calcext:value-type="string">
            <text:p>OpenCL :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44962;0.010976)" office:value-type="float" office:value="0.055938" calcext:value-type="float">
            <text:p>0,055938</text:p>
          </table:table-cell>
          <table:table-cell table:formula="of:=SUM(0.027019;0.027554)" office:value-type="float" office:value="0.054573" calcext:value-type="float">
            <text:p>0,054573</text:p>
          </table:table-cell>
          <table:table-cell table:formula="of:=SUM(0.045807;0.008192)" office:value-type="float" office:value="0.053999" calcext:value-type="float">
            <text:p>0,053999</text:p>
          </table:table-cell>
          <table:table-cell table:formula="of:=SUM(0.015154+0.008147)" office:value-type="float" office:value="0.023301" calcext:value-type="float">
            <text:p>0,023301</text:p>
          </table:table-cell>
          <table:table-cell table:formula="of:=AVERAGE([.B100:.E100])" office:value-type="float" office:value="0.04695275" calcext:value-type="float">
            <text:p>0,0469527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0.022045" calcext:value-type="float">
            <text:p>0,022045</text:p>
          </table:table-cell>
          <table:table-cell office:value-type="float" office:value="2.21551" calcext:value-type="float">
            <text:p>2,21551</text:p>
          </table:table-cell>
          <table:table-cell office:value-type="float" office:value="2.08087" calcext:value-type="float">
            <text:p>2,08087</text:p>
          </table:table-cell>
          <table:table-cell office:value-type="float" office:value="2.02359" calcext:value-type="float">
            <text:p>2,02359</text:p>
          </table:table-cell>
          <table:table-cell table:formula="of:=AVERAGE([.B101:.E101])" office:value-type="float" office:value="1.58550375" calcext:value-type="float">
            <text:p>1,5855037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AVERAGE([.B104:.E10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14845+0.009469)" office:value-type="float" office:value="0.024314" calcext:value-type="float">
            <text:p>0,024314</text:p>
          </table:table-cell>
          <table:table-cell table:formula="of:=SUM(0.036822+0.011717)" office:value-type="float" office:value="0.048539" calcext:value-type="float">
            <text:p>0,048539</text:p>
          </table:table-cell>
          <table:table-cell table:formula="of:=SUM(0.02914;0.007792)" office:value-type="float" office:value="0.036932" calcext:value-type="float">
            <text:p>0,036932</text:p>
          </table:table-cell>
          <table:table-cell table:formula="of:=SUM(0.045824;0.026475)" office:value-type="float" office:value="0.072299" calcext:value-type="float">
            <text:p>0,072299</text:p>
          </table:table-cell>
          <table:table-cell table:formula="of:=AVERAGE([.B105:.E105])" office:value-type="float" office:value="0.045521" calcext:value-type="float">
            <text:p>0,045521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1957" calcext:value-type="float">
            <text:p>2,1957</text:p>
          </table:table-cell>
          <table:table-cell office:value-type="float" office:value="1.99648" calcext:value-type="float">
            <text:p>1,99648</text:p>
          </table:table-cell>
          <table:table-cell office:value-type="float" office:value="1.86049" calcext:value-type="float">
            <text:p>1,86049</text:p>
          </table:table-cell>
          <table:table-cell office:value-type="float" office:value="1.9218" calcext:value-type="float">
            <text:p>1,9218</text:p>
          </table:table-cell>
          <table:table-cell table:formula="of:=AVERAGE([.B106:.E106])" office:value-type="float" office:value="1.9936175" calcext:value-type="float">
            <text:p>1,993617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AVERAGE([.B109:.E109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46562;0.010949)" office:value-type="float" office:value="0.057511" calcext:value-type="float">
            <text:p>0,057511</text:p>
          </table:table-cell>
          <table:table-cell table:formula="of:=SUM(0.046311;0.008203)" office:value-type="float" office:value="0.054514" calcext:value-type="float">
            <text:p>0,054514</text:p>
          </table:table-cell>
          <table:table-cell table:formula="of:=SUM(0.034989;0.015289)" office:value-type="float" office:value="0.050278" calcext:value-type="float">
            <text:p>0,050278</text:p>
          </table:table-cell>
          <table:table-cell table:formula="of:=SUM(0.02683;0.012265)" office:value-type="float" office:value="0.039095" calcext:value-type="float">
            <text:p>0,039095</text:p>
          </table:table-cell>
          <table:table-cell table:formula="of:=AVERAGE([.B110:.E110])" office:value-type="float" office:value="0.0503495" calcext:value-type="float">
            <text:p>0,050349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09793" calcext:value-type="float">
            <text:p>2,09793</text:p>
          </table:table-cell>
          <table:table-cell office:value-type="float" office:value="2.10799" calcext:value-type="float">
            <text:p>2,10799</text:p>
          </table:table-cell>
          <table:table-cell office:value-type="float" office:value="2.00249" calcext:value-type="float">
            <text:p>2,00249</text:p>
          </table:table-cell>
          <table:table-cell office:value-type="float" office:value="1.93718" calcext:value-type="float">
            <text:p>1,93718</text:p>
          </table:table-cell>
          <table:table-cell table:formula="of:=AVERAGE([.B111:.E111])" office:value-type="float" office:value="2.0363975" calcext:value-type="float">
            <text:p>2,036397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AVERAGE([.B114:.E114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35079;0.008582)" office:value-type="float" office:value="0.043661" calcext:value-type="float">
            <text:p>0,043661</text:p>
          </table:table-cell>
          <table:table-cell table:formula="of:=SUM(0.020157;0.025133)" office:value-type="float" office:value="0.04529" calcext:value-type="float">
            <text:p>0,04529</text:p>
          </table:table-cell>
          <table:table-cell table:formula="of:=SUM(0.060415;0.11013)" office:value-type="float" office:value="0.170545" calcext:value-type="float">
            <text:p>0,170545</text:p>
          </table:table-cell>
          <table:table-cell table:formula="of:=SUM(0.016311;0.024311)" office:value-type="float" office:value="0.040622" calcext:value-type="float">
            <text:p>0,040622</text:p>
          </table:table-cell>
          <table:table-cell table:formula="of:=AVERAGE([.B115:.E115])" office:value-type="float" office:value="0.0750295" calcext:value-type="float">
            <text:p>0,075029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13352" calcext:value-type="float">
            <text:p>2,13352</text:p>
          </table:table-cell>
          <table:table-cell office:value-type="float" office:value="1.94042" calcext:value-type="float">
            <text:p>1,94042</text:p>
          </table:table-cell>
          <table:table-cell office:value-type="float" office:value="2.06807" calcext:value-type="float">
            <text:p>2,06807</text:p>
          </table:table-cell>
          <table:table-cell office:value-type="float" office:value="2.05316" calcext:value-type="float">
            <text:p>2,05316</text:p>
          </table:table-cell>
          <table:table-cell table:formula="of:=AVERAGE([.B116:.E116])" office:value-type="float" office:value="2.0487925" calcext:value-type="float">
            <text:p>2,048792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AVERAGE([.B119:.E119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25533;0.008529)" office:value-type="float" office:value="0.034062" calcext:value-type="float">
            <text:p>0,034062</text:p>
          </table:table-cell>
          <table:table-cell table:formula="of:=SUM(0.016903;0.009736)" office:value-type="float" office:value="0.026639" calcext:value-type="float">
            <text:p>0,026639</text:p>
          </table:table-cell>
          <table:table-cell table:formula="of:=SUM(0.025741;0.012014)" office:value-type="float" office:value="0.037755" calcext:value-type="float">
            <text:p>0,037755</text:p>
          </table:table-cell>
          <table:table-cell table:formula="of:=SUM(0.032315;0.007756)" office:value-type="float" office:value="0.040071" calcext:value-type="float">
            <text:p>0,040071</text:p>
          </table:table-cell>
          <table:table-cell table:formula="of:=AVERAGE([.B120:.E120])" office:value-type="float" office:value="0.03463175" calcext:value-type="float">
            <text:p>0,0346317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03855" calcext:value-type="float">
            <text:p>2,03855</text:p>
          </table:table-cell>
          <table:table-cell office:value-type="float" office:value="1.95402" calcext:value-type="float">
            <text:p>1,95402</text:p>
          </table:table-cell>
          <table:table-cell office:value-type="float" office:value="2.17659" calcext:value-type="float">
            <text:p>2,17659</text:p>
          </table:table-cell>
          <table:table-cell office:value-type="float" office:value="2.13651" calcext:value-type="float">
            <text:p>2,13651</text:p>
          </table:table-cell>
          <table:table-cell table:formula="of:=AVERAGE([.B121:.E121])" office:value-type="float" office:value="2.0764175" calcext:value-type="float">
            <text:p>2,076417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AVERAGE([.B124:.E124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367;0.013117)" office:value-type="float" office:value="0.049817" calcext:value-type="float">
            <text:p>0,049817</text:p>
          </table:table-cell>
          <table:table-cell table:formula="of:=SUM(0.012312;0.013452)" office:value-type="float" office:value="0.025764" calcext:value-type="float">
            <text:p>0,025764</text:p>
          </table:table-cell>
          <table:table-cell table:formula="of:=SUM(0.22771;0.013413)" office:value-type="float" office:value="0.241123" calcext:value-type="float">
            <text:p>0,241123</text:p>
          </table:table-cell>
          <table:table-cell table:formula="of:=SUM(0.042799;0.008661)" office:value-type="float" office:value="0.05146" calcext:value-type="float">
            <text:p>0,05146</text:p>
          </table:table-cell>
          <table:table-cell table:formula="of:=AVERAGE([.B125:.E125])" office:value-type="float" office:value="0.092041" calcext:value-type="float">
            <text:p>0,092041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03159" calcext:value-type="float">
            <text:p>2,03159</text:p>
          </table:table-cell>
          <table:table-cell office:value-type="float" office:value="2.04021" calcext:value-type="float">
            <text:p>2,04021</text:p>
          </table:table-cell>
          <table:table-cell office:value-type="float" office:value="2.15146" calcext:value-type="float">
            <text:p>2,15146</text:p>
          </table:table-cell>
          <table:table-cell office:value-type="float" office:value="2.01252" calcext:value-type="float">
            <text:p>2,01252</text:p>
          </table:table-cell>
          <table:table-cell table:formula="of:=AVERAGE([.B126:.E126])" office:value-type="float" office:value="2.058945" calcext:value-type="float">
            <text:p>2,05894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([.B129:.E129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61681;0.024265)" office:value-type="float" office:value="0.085946" calcext:value-type="float">
            <text:p>0,085946</text:p>
          </table:table-cell>
          <table:table-cell table:formula="of:=SUM(0.011954;0.026913)" office:value-type="float" office:value="0.038867" calcext:value-type="float">
            <text:p>0,038867</text:p>
          </table:table-cell>
          <table:table-cell table:formula="of:=SUM(0.013022;0.012071)" office:value-type="float" office:value="0.025093" calcext:value-type="float">
            <text:p>0,025093</text:p>
          </table:table-cell>
          <table:table-cell table:formula="of:=SUM(0.041744;0.009333)" office:value-type="float" office:value="0.051077" calcext:value-type="float">
            <text:p>0,051077</text:p>
          </table:table-cell>
          <table:table-cell table:formula="of:=AVERAGE([.B130:.E130])" office:value-type="float" office:value="0.05024575" calcext:value-type="float">
            <text:p>0,0502457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1.98744" calcext:value-type="float">
            <text:p>1,98744</text:p>
          </table:table-cell>
          <table:table-cell office:value-type="float" office:value="2.08521" calcext:value-type="float">
            <text:p>2,08521</text:p>
          </table:table-cell>
          <table:table-cell office:value-type="float" office:value="2.17158" calcext:value-type="float">
            <text:p>2,17158</text:p>
          </table:table-cell>
          <table:table-cell office:value-type="float" office:value="2.12035" calcext:value-type="float">
            <text:p>2,12035</text:p>
          </table:table-cell>
          <table:table-cell table:formula="of:=AVERAGE([.B131:.E131])" office:value-type="float" office:value="2.091145" calcext:value-type="float">
            <text:p>2,09114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AVERAGE([.B134:.E134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42714;0.013743)" office:value-type="float" office:value="0.056457" calcext:value-type="float">
            <text:p>0,056457</text:p>
          </table:table-cell>
          <table:table-cell table:formula="of:=SUM(0.03881;0.02722)" office:value-type="float" office:value="0.06603" calcext:value-type="float">
            <text:p>0,06603</text:p>
          </table:table-cell>
          <table:table-cell table:formula="of:=SUM(0.05858;0.029078)" office:value-type="float" office:value="0.087658" calcext:value-type="float">
            <text:p>0,087658</text:p>
          </table:table-cell>
          <table:table-cell table:formula="of:=SUM(0.038494;0.016415)" office:value-type="float" office:value="0.054909" calcext:value-type="float">
            <text:p>0,054909</text:p>
          </table:table-cell>
          <table:table-cell table:formula="of:=AVERAGE([.B135:.E135])" office:value-type="float" office:value="0.0662635" calcext:value-type="float">
            <text:p>0,066263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01053" calcext:value-type="float">
            <text:p>2,01053</text:p>
          </table:table-cell>
          <table:table-cell office:value-type="float" office:value="2.13248" calcext:value-type="float">
            <text:p>2,13248</text:p>
          </table:table-cell>
          <table:table-cell office:value-type="float" office:value="1.96082" calcext:value-type="float">
            <text:p>1,96082</text:p>
          </table:table-cell>
          <table:table-cell office:value-type="float" office:value="2.15922" calcext:value-type="float">
            <text:p>2,15922</text:p>
          </table:table-cell>
          <table:table-cell table:formula="of:=AVERAGE([.B136:.E136])" office:value-type="float" office:value="2.0657625" calcext:value-type="float">
            <text:p>2,065762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AVERAGE([.B139:.E139]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16429;0.012315)" office:value-type="float" office:value="0.028744" calcext:value-type="float">
            <text:p>0,028744</text:p>
          </table:table-cell>
          <table:table-cell table:formula="of:=SUM(0.43177;0.008162)" office:value-type="float" office:value="0.439932" calcext:value-type="float">
            <text:p>0,439932</text:p>
          </table:table-cell>
          <table:table-cell table:formula="of:=SUM(0.043556;0.025254)" office:value-type="float" office:value="0.06881" calcext:value-type="float">
            <text:p>0,06881</text:p>
          </table:table-cell>
          <table:table-cell table:formula="of:=SUM(0.045821;0.032348)" office:value-type="float" office:value="0.078169" calcext:value-type="float">
            <text:p>0,078169</text:p>
          </table:table-cell>
          <table:table-cell table:formula="of:=AVERAGE([.B140:.E140])" office:value-type="float" office:value="0.15391375" calcext:value-type="float">
            <text:p>0,1539137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18645" calcext:value-type="float">
            <text:p>2,18645</text:p>
          </table:table-cell>
          <table:table-cell office:value-type="float" office:value="1.88257" calcext:value-type="float">
            <text:p>1,88257</text:p>
          </table:table-cell>
          <table:table-cell office:value-type="float" office:value="2.1455" calcext:value-type="float">
            <text:p>2,1455</text:p>
          </table:table-cell>
          <table:table-cell office:value-type="float" office:value="2.01413" calcext:value-type="float">
            <text:p>2,01413</text:p>
          </table:table-cell>
          <table:table-cell table:formula="of:=AVERAGE([.B141:.E141])" office:value-type="float" office:value="2.0571625" calcext:value-type="float">
            <text:p>2,057162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AVERAGE([.B144:.E144]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60544;0.012543)" office:value-type="float" office:value="0.073087" calcext:value-type="float">
            <text:p>0,073087</text:p>
          </table:table-cell>
          <table:table-cell table:formula="of:=SUM(0.046055;0.011956)" office:value-type="float" office:value="0.058011" calcext:value-type="float">
            <text:p>0,058011</text:p>
          </table:table-cell>
          <table:table-cell table:formula="of:=SUM(0.040084;0.029962)" office:value-type="float" office:value="0.070046" calcext:value-type="float">
            <text:p>0,070046</text:p>
          </table:table-cell>
          <table:table-cell table:formula="of:=SUM(0.043322;0.029781)" office:value-type="float" office:value="0.073103" calcext:value-type="float">
            <text:p>0,073103</text:p>
          </table:table-cell>
          <table:table-cell table:formula="of:=AVERAGE([.B145:.E145])" office:value-type="float" office:value="0.06856175" calcext:value-type="float">
            <text:p>0,0685617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01511" calcext:value-type="float">
            <text:p>2,01511</text:p>
          </table:table-cell>
          <table:table-cell office:value-type="float" office:value="1.97065" calcext:value-type="float">
            <text:p>1,97065</text:p>
          </table:table-cell>
          <table:table-cell office:value-type="float" office:value="1.94707" calcext:value-type="float">
            <text:p>1,94707</text:p>
          </table:table-cell>
          <table:table-cell office:value-type="float" office:value="2.10962" calcext:value-type="float">
            <text:p>2,10962</text:p>
          </table:table-cell>
          <table:table-cell table:formula="of:=AVERAGE([.B146:.E146])" office:value-type="float" office:value="2.0106125" calcext:value-type="float">
            <text:p>2,010612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AVERAGE([.B149:.E149])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017579;0.018477)" office:value-type="float" office:value="0.036056" calcext:value-type="float">
            <text:p>0,036056</text:p>
          </table:table-cell>
          <table:table-cell table:formula="of:=SUM(0.068063;0.018448)" office:value-type="float" office:value="0.086511" calcext:value-type="float">
            <text:p>0,086511</text:p>
          </table:table-cell>
          <table:table-cell table:formula="of:=SUM(0.018841;0.038512)" office:value-type="float" office:value="0.057353" calcext:value-type="float">
            <text:p>0,057353</text:p>
          </table:table-cell>
          <table:table-cell table:formula="of:=SUM(0.046881;0.023245)" office:value-type="float" office:value="0.070126" calcext:value-type="float">
            <text:p>0,070126</text:p>
          </table:table-cell>
          <table:table-cell table:formula="of:=AVERAGE([.B150:.E150])" office:value-type="float" office:value="0.0625115" calcext:value-type="float">
            <text:p>0,0625115</text:p>
          </table:table-cell>
          <table:table-cell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2.14026" calcext:value-type="float">
            <text:p>2,14026</text:p>
          </table:table-cell>
          <table:table-cell office:value-type="float" office:value="2.19372" calcext:value-type="float">
            <text:p>2,19372</text:p>
          </table:table-cell>
          <table:table-cell office:value-type="float" office:value="2.14271" calcext:value-type="float">
            <text:p>2,14271</text:p>
          </table:table-cell>
          <table:table-cell office:value-type="float" office:value="2.15208" calcext:value-type="float">
            <text:p>2,15208</text:p>
          </table:table-cell>
          <table:table-cell table:formula="of:=AVERAGE([.B151:.E151])" office:value-type="float" office:value="2.1571925" calcext:value-type="float">
            <text:p>2,157192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0.198721;0.048812)" office:value-type="float" office:value="0.247533" calcext:value-type="float">
            <text:p>0,2475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3.00195" calcext:value-type="float">
            <text:p>3,00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Large value of 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style-name="ce1" office:value-type="string" calcext:value-type="string">
            <text:p>Averag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transfer overhead:</text:p>
          </table:table-cell>
          <table:table-cell table:formula="of:=SUM(11.7656;30.1615)" office:value-type="float" office:value="41.9271" calcext:value-type="float">
            <text:p>41,9271</text:p>
          </table:table-cell>
          <table:table-cell table:formula="of:=SUM(11.9008;31.5598)" office:value-type="float" office:value="43.4606" calcext:value-type="float">
            <text:p>43,4606</text:p>
          </table:table-cell>
          <table:table-cell table:formula="of:=SUM(14.3049;33.066)" office:value-type="float" office:value="47.3709" calcext:value-type="float">
            <text:p>47,3709</text:p>
          </table:table-cell>
          <table:table-cell table:formula="of:=AVERAGE([.B160:.D160])" office:value-type="float" office:value="44.2528666666667" calcext:value-type="float">
            <text:p>44,2528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ing time:</text:p>
          </table:table-cell>
          <table:table-cell office:value-type="float" office:value="6186.92" calcext:value-type="float">
            <text:p>6186,92</text:p>
          </table:table-cell>
          <table:table-cell office:value-type="float" office:value="6691.13" calcext:value-type="float">
            <text:p>6691,13</text:p>
          </table:table-cell>
          <table:table-cell office:value-type="float" office:value="6036.34" calcext:value-type="float">
            <text:p>6036,34</text:p>
          </table:table-cell>
          <table:table-cell table:formula="of:=AVERAGE([.B161:.D161])" office:value-type="float" office:value="6304.79666666667" calcext:value-type="float">
            <text:p>6304,79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85448" calcext:value-type="float">
            <text:p>185448</text:p>
          </table:table-cell>
          <table:table-cell office:value-type="float" office:value="179756" calcext:value-type="float">
            <text:p>179756</text:p>
          </table:table-cell>
          <table:table-cell office:value-type="float" office:value="180905" calcext:value-type="float">
            <text:p>180905</text:p>
          </table:table-cell>
          <table:table-cell table:formula="of:=AVERAGE([.B162:.D162])" office:value-type="float" office:value="182036.333333333" calcext:value-type="float">
            <text:p>182036,33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/00/00</text:date>, <text:time style:data-style-name="N2" text:time-value="18:35:48.274825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21:20:51.417003837</meta:creation-date>
    <dc:date>2020-03-07T21:11:05.940765647</dc:date>
    <meta:editing-duration>PT1H45M17S</meta:editing-duration>
    <meta:editing-cycles>9</meta:editing-cycles>
    <meta:generator>LibreOffice/6.3.4.2$Linux_X86_64 LibreOffice_project/30$Build-2</meta:generator>
    <meta:document-statistic meta:table-count="1" meta:cell-count="524" meta:object-count="0"/>
  </office:meta>
</office:document-meta>
</file>